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5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5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5-01-14T17:49:27</dc:date>
    <meta:editing-duration>PT4H40M18S</meta:editing-duration>
    <meta:editing-cycles>121</meta:editing-cycles>
    <meta:generator>LibreOffice/3.5$Linux_X86_64 LibreOffice_project/350m1$Build-2</meta:generator>
    <dc:creator>Laurent FRANCOIS</dc:creator>
    <meta:document-statistic meta:table-count="2" meta:image-count="0" meta:object-count="0" meta:page-count="2" meta:paragraph-count="45" meta:word-count="168" meta:character-count="1318" meta:non-whitespace-character-count="1195"/>
  </office:meta>
</office:document-meta>
</file>